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<text:a xlink:href="https://www.wisdomaxis.com/" xlink:type="simple">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" xlink:type="simple">HO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blog/" xlink:type="simple">BLOG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tableau/" xlink:type="simple">TABLEAU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interview-questions/" xlink:type="simple">TABLEAU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certification/" xlink:type="simple">TABLEAU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jobs/" xlink:type="simple">TABLEAU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TABLEAU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tableau/sample-resumes/" xlink:type="simple">TABLEAU SAMPLE RESUME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powerbi/" xlink:type="simple">POWERBI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interview-questions/" xlink:type="simple">POWER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certification/" xlink:type="simple">POWER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owerbi/jobs/" xlink:type="simple">POWER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POWER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sql/" xlink:type="simple">SQL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sql/" xlink:type="simple">SQL FOR BEGINNER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sql/interview-questions/" xlink:type="simple">SQL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python/" xlink:type="simple">PYTHON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" xlink:type="simple">PYTHON FOR BEGINNER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python-tools/" xlink:type="simple">HOW TO INSTALL PYTHON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python/interview-questions/" xlink:type="simple">PYTHON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data-science/" xlink:type="simple">DATA SCIENC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big-data/" xlink:type="simple">BIG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hadoop/" xlink:type="simple">HADOOP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qlikview/" xlink:type="simple">QLIKVIEW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interview-questions/" xlink:type="simple">QLIKVIEW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certification/" xlink:type="simple">QLIKVIEW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qlikview/jobs/" xlink:type="simple">QLIKVIEW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QLIKVIEW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msbi/" xlink:type="simple">MSBI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interview-questions/" xlink:type="simple">MS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certification/" xlink:type="simple">MS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msbi/jobs/" xlink:type="simple">MS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" xlink:type="simple">MS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spark/" xlink:type="simple">SPARK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technology/software/cloud-computing/" xlink:type="simple">CLOUD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table:style-name="ce2" office:value-type="string" calcext:value-type="string">
            <text:p><text:a xlink:href="https://www.wisdomaxis.com/questions-and-answers/" xlink:type="simple">Q&amp;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Tableau, QlikView, PowerBI and MSBI Sample Data Excel Text Files Free Download. Projects, Retail, Insurance, Banking, Manufacturing, Telecom, CrediCards, Technology, Shipping, Logistics, Communications, Media and Entertainment, Healthcare.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2">
          <table:table-cell table:style-name="ce3" office:value-type="string" calcext:value-type="string">
            <text:p>Sample Data Free Downloads and Links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super-stores-data-for-reports.php" xlink:type="simple">Super Store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bird-strikes-data-for-reports.php" xlink:type="simple">Bird Strike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world-bank-indicators-data-for-reports.php" xlink:type="simple">World Bank Indicator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s://www.wisdomaxis.com/technology/software/data/for-reports/olympic-athletes-data-for-reports.php" xlink:type="simple">Olympic Athletes Data for Reports, Free Downloads and Links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wisdomaxis.com/technology/software/data/for-reports/Orders-With%20Nulls.xlsx" xlink:type="simple">Orders-With Nulls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Blending%20File%20One.xlsx" xlink:type="simple">Data Blending File One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Blending%20File%20Two.xlsx" xlink:type="simple">Data Blending File Two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Join%20vs%20Data%20Blending.xlsx" xlink:type="simple">Data Join vs Data Blending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wisdomaxis.com/technology/software/data/for-reports/Data%20Refresh%20Sample%20Data.xlsx" xlink:type="simple">Data Refresh Sample Data.xlsx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" xlink:type="simple">T A B L E A U 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interview-questions/" xlink:type="simple">TABLEAU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certification/" xlink:type="simple">TABLEAU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jobs/" xlink:type="simple">TABLEAU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TABLEAU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TABLEAU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" xlink:type="simple">P O W E R B I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interview-questions/" xlink:type="simple">POWER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certification/" xlink:type="simple">POWER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powerbi/jobs/" xlink:type="simple">POWER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POWER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POWERBI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" xlink:type="simple">M S B I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interview-questions/" xlink:type="simple">MSBI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certification/" xlink:type="simple">MSBI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msbi/jobs/" xlink:type="simple">MSBI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MSBI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MSBI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" xlink:type="simple">Q L I K V I E W </text:a> 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interview-questions/" xlink:type="simple">QLIKVIEW INTERVIEW QUESTION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certification/" xlink:type="simple">QLIKVIEW CERTIFICATION DETAIL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qlikview/jobs/" xlink:type="simple">QLIKVIEW JOB OPENINGS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data/for_reports/" xlink:type="simple">QLIKVIEW SAMPLE DATA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3">
          <table:table-cell table:style-name="ce3" office:value-type="string" calcext:value-type="string">
            <text:p><text:a xlink:href="http://wisdomaxis.com/technology/software/tableau/sample-resumes/" xlink:type="simple">QLIKVIEW SAMPLE RESUME</text:a></text:p>
          </table:table-cell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wisdomaxis.com/about/" xlink:type="simple">About Us</text:a> | <text:a xlink:href="https://www.wisdomaxis.com/contact/" xlink:type="simple">Contact</text:a> | <text:a xlink:href="https://www.wisdomaxis.com/privacy-policy/" xlink:type="simple">Privacy Policy</text:a>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www.wisdomaxis.com © 2015 - 2019</text:p>
          </table:table-cell>
        </table:table-row>
      </table:table>
      <table:named-expressions>
        <table:named-range table:name="HTML_all" table:base-cell-address="$Sheet1.$A$1" table:cell-range-address="$Sheet1.$A$1:.$A$206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ample Data Excel Text Files Free Download</dc:title>
    <dc:description>Projects,Retail,Insurance,Banking,Manufacturing,Telecom,CrediCards,Technology,Shipping,Logistics,Communications,Media and Entertainment,Healthcare.</dc:description>
    <meta:keyword>Projects</meta:keyword>
    <meta:keyword>Retail</meta:keyword>
    <meta:keyword>Insurance</meta:keyword>
    <meta:keyword>Banking</meta:keyword>
    <meta:keyword>Manufacturing</meta:keyword>
    <meta:keyword>Telecom</meta:keyword>
    <meta:keyword>CrediCards</meta:keyword>
    <meta:keyword>Technology</meta:keyword>
    <meta:keyword>Shipping</meta:keyword>
    <meta:keyword>Logistics</meta:keyword>
    <meta:keyword>Communications</meta:keyword>
    <meta:keyword>Media and Entertainment</meta:keyword>
    <meta:keyword>Healthcare.</meta:keyword>
    <dc:date>2022-05-15T16:15:22.207640987</dc:date>
    <meta:editing-duration>PT29S</meta:editing-duration>
    <meta:editing-cycles>1</meta:editing-cycles>
    <meta:document-statistic meta:table-count="1" meta:cell-count="173" meta:object-count="0"/>
    <meta:generator>LibreOffice/6.4.7.2$Linux_X86_64 LibreOffice_project/40$Build-2</meta:generator>
    <meta:user-defined meta:name=""/>
    <meta:user-defined meta:name="viewport">width=device-width, initial-scale=1.0</meta:user-defined>
  </office:meta>
</office:document-meta>
</file>